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9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style-name="ce1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 <text:s/>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istency check before writing</text:p>
          </table:table-cell>
          <table:table-cell table:number-columns-repeated="16381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9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9"/>
          <table:table-cell table:number-columns-repeated="1638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 :)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 Prefix for Track name on Reaper like. <text:span text:style-name="T1">FEEL_Jettingen_</text:span><text:span text:style-name="T2">001_</text:span>KickI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 2 additional Master Recording tracks in reaper with selectable Channels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 table:number-rows-repeated="104854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8-30T21:20:29.516129045</dc:date>
    <meta:editing-duration>PT1H54M3S</meta:editing-duration>
    <meta:editing-cycles>23</meta:editing-cycles>
    <meta:generator>LibreOffice/7.4.2.3$MacOSX_X86_64 LibreOffice_project/382eef1f22670f7f4118c8c2dd222ec7ad009daf</meta:generator>
    <meta:document-statistic meta:table-count="1" meta:cell-count="61" meta:object-count="0"/>
  </office:meta>
</office:document-meta>
</file>